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ohit Punjabi" svg:font-family="'Lohit Punjabi'" style:font-pitch="variable"/>
    <style:font-face style:name="Saab" svg:font-family="Sa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Saab" fo:font-size="10pt" fo:font-weight="bold" officeooo:rsid="000f9206" officeooo:paragraph-rsid="000f9206" style:font-size-asian="8.75pt" style:font-weight-asian="bold" style:font-size-complex="10pt" style:font-weight-complex="bold"/>
    </style:style>
    <style:style style:name="P2" style:family="paragraph" style:parent-style-name="Standard">
      <style:paragraph-properties fo:text-align="center" style:justify-single-word="false"/>
      <style:text-properties style:font-name="Saab" fo:font-weight="bold" officeooo:rsid="000a807c" officeooo:paragraph-rsid="000a807c" style:font-weight-asian="bold" style:font-weight-complex="bold"/>
    </style:style>
    <style:style style:name="P3" style:family="paragraph" style:parent-style-name="Standard">
      <style:paragraph-properties fo:text-align="start" style:justify-single-word="false"/>
      <style:text-properties style:font-name="Saab" fo:font-size="10pt" fo:font-weight="normal" officeooo:rsid="000f32eb" officeooo:paragraph-rsid="000bf504" style:font-size-asian="8.75pt" style:font-weight-asian="normal" style:font-size-complex="10pt" style:font-weight-complex="normal"/>
    </style:style>
    <style:style style:name="P4" style:family="paragraph" style:parent-style-name="Standard" style:list-style-name="L2">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font-name="Saab" fo:font-size="10pt" fo:font-weight="bold" officeooo:rsid="0012deed" officeooo:paragraph-rsid="0012deed" style:font-size-asian="8.75pt" style:font-weight-asian="bold" style:font-size-complex="10pt" style:font-weight-complex="bold"/>
    </style:style>
    <style:style style:name="P7" style:family="paragraph" style:parent-style-name="Standard" style:list-style-name="L1">
      <style:paragraph-properties fo:text-align="start" style:justify-single-word="false"/>
      <style:text-properties style:font-name="Saab" fo:font-size="10pt" fo:font-weight="normal" officeooo:rsid="000f9206" officeooo:paragraph-rsid="000f9206" style:font-size-asian="8.75pt" style:font-weight-asian="normal" style:font-size-complex="10pt" style:font-weight-complex="normal"/>
    </style:style>
    <style:style style:name="P8" style:family="paragraph" style:parent-style-name="Standard" style:list-style-name="L1">
      <style:paragraph-properties fo:text-align="start" style:justify-single-word="false"/>
      <style:text-properties style:font-name="Saab" fo:font-size="10pt" fo:font-weight="bold" officeooo:rsid="0011d65b" officeooo:paragraph-rsid="0011d65b" style:font-size-asian="8.75pt" style:font-weight-asian="bold" style:font-size-complex="10pt" style:font-weight-complex="bold"/>
    </style:style>
    <style:style style:name="P9" style:family="paragraph" style:parent-style-name="Standard" style:list-style-name="L1">
      <style:paragraph-properties fo:text-align="start" style:justify-single-word="false"/>
      <style:text-properties style:font-name="Saab" fo:font-size="10pt" fo:font-weight="bold" officeooo:paragraph-rsid="0011d65b" style:font-size-asian="10pt" style:font-size-complex="10pt"/>
    </style:style>
    <style:style style:name="T1" style:family="text">
      <style:text-properties officeooo:rsid="0011d65b"/>
    </style:style>
    <style:style style:name="T2" style:family="text">
      <style:text-properties fo:font-variant="normal" fo:text-transform="none" fo:color="#333333" style:font-name="q serif" fo:font-size="11.25pt" fo:letter-spacing="normal" fo:font-style="normal" fo:font-weight="normal"/>
    </style:style>
    <style:style style:name="T3" style:family="text">
      <style:text-properties fo:font-variant="normal" fo:text-transform="none" fo:color="#333333" style:font-name="q serif" fo:letter-spacing="normal" fo:font-style="normal" fo:font-weight="normal"/>
    </style:style>
    <style:style style:name="T4" style:family="text">
      <style:text-properties fo:font-variant="normal" fo:text-transform="none" fo:color="#333333" style:font-name="q serif" fo:letter-spacing="normal" fo:font-style="normal" fo:font-weight="normal" officeooo:rsid="0011d65b"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v-LSTM Development</text:p>
      <text:p text:style-name="P5"/>
      <text:p text:style-name="P1">Developmental Notes: </text:p>
      <text:list xml:id="list7696148352228359773" text:style-name="L1">
        <text:list-item>
          <text:p text:style-name="P7">decreasing the sequence length seems to improve performance (at least for square wave stuff)<text:tab/></text:p>
        </text:list-item>
        <text:list-item>
          <text:p text:style-name="P8">kernel size: </text:p>
          <text:list>
            <text:list-item>
              <text:p text:style-name="P9"><text:span text:style-name="T4">Kernels with a large size can be helpful for incorporating information with large receptive fields, but two successive layers can increase the receptive field, mitigating this advantage.</text:span></text:p>
              <text:list>
                <text:list-item>
                  <text:p text:style-name="P9"><text:span text:style-name="T3">To explain what I mean: a kernel of size 3x3 can “see” (has a receptive field of) a 9 pixel square. By contrast, a 5x5 kernel size has a receptive field of 25 pixels in a square. This means that during each dot product, the kernel will be able to incorporate more information. So bigger kernel sizes=better, right.</text:span></text:p>
                </text:list-item>
                <text:list-item>
                  <text:p text:style-name="P9"><text:span text:style-name="T3">As it turns out, you can get the same receptive field size by stacking two 3x3 layers. Ignoring computational benefits (although they're quite large, since too many parameters can lead to overfitting), if you have two stacked layers, you can insert nonlinearities between them, which increases the representational power of the network and subsequently, leads to an accuracy increase.</text:span></text:p>
                </text:list-item>
              </text:list>
            </text:list-item>
            <text:list-item>
              <text:p text:style-name="P8"/>
            </text:list-item>
          </text:list>
        </text:list-item>
      </text:list>
      <text:p text:style-name="P3"/>
      <text:p text:style-name="P6">Research Topics: </text:p>
      <text:list xml:id="list8705312750196245865" text:style-name="L2">
        <text:list-item>
          <text:p text:style-name="P4">Adam optimization</text:p>
        </text:list-item>
        <text:list-item>
          <text:p text:style-name="P4">LSTM layers</text:p>
        </text:list-item>
        <text:list-item>
          <text:p text:style-name="P4">Hyperparameter tuning</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ohit Punjabi" svg:font-family="'Lohit Punjabi'" style:font-pitch="variable"/>
    <style:font-face style:name="Saab" svg:font-family="Sa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9:20:22.825611414</meta:creation-date>
    <dc:date>2019-05-20T21:12:21.474991532</dc:date>
    <meta:editing-duration>PT46M46S</meta:editing-duration>
    <meta:editing-cycles>8</meta:editing-cycles>
    <meta:generator>LibreOffice/5.1.6.2$Linux_X86_64 LibreOffice_project/10m0$Build-2</meta:generator>
    <meta:document-statistic meta:table-count="0" meta:image-count="0" meta:object-count="0" meta:page-count="1" meta:paragraph-count="12" meta:word-count="181" meta:character-count="1107" meta:non-whitespace-character-count="942"/>
  </office:meta>
</office:document-meta>
</file>